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B000000599F4C27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639" officeooo:paragraph-rsid="000a8639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text-properties officeooo:paragraph-rsid="000a8639"/>
    </style:style>
    <style:style style:name="T1" style:family="text">
      <style:text-properties officeooo:rsid="000a8639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8" style:family="text">
      <style:text-properties fo:color="#4ec9b0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80808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draw:frame draw:style-name="fr1" draw:name="Image1" text:anchor-type="char" svg:width="6.6929in" svg:height="0.8327in" draw:z-index="0"><draw:image xlink:href="Pictures/10000001000002CB000000599F4C276D.png" xlink:type="simple" xlink:show="embed" xlink:actuate="onLoad" draw:mime-type="image/png"/></draw:frame><text:span text:style-name="T1">show_data.php<text:line-break/></text:span><text:span text:style-name="T7">&lt;?php</text:span></text:p>
      <text:p text:style-name="P4">// $file_name = "lab1_Troshkin.txt";</text:p>
      <text:p text:style-name="P4">// $file = fopen($file_name, "r");</text:p>
      <text:p text:style-name="P2"><text:span text:style-name="T2">$header</text:span><text:span text:style-name="T3"> = </text:span><text:span text:style-name="T4">"Сохраненные данные"</text:span><text:span text:style-name="T3">;</text:span></text:p>
      <text:p text:style-name="P2"><text:span text:style-name="T5">require_once</text:span><text:span text:style-name="T3"> </text:span><text:span text:style-name="T4">"blocks/header.php"</text:span><text:span text:style-name="T3">;</text:span></text:p>
      <text:p text:style-name="P4">// $content = fread($file, filesize($file_name));</text:p>
      <text:p text:style-name="P4">// echo "&lt;pre&gt;". $content . "&lt;/pre&gt;";</text:p>
      <text:p text:style-name="P4">// fclose($file);</text:p>
      <text:p text:style-name="P2"><text:span text:style-name="T2">$servername</text:span><text:span text:style-name="T3"> = </text:span><text:span text:style-name="T4">"localhost"</text:span><text:span text:style-name="T3">;</text:span></text:p>
      <text:p text:style-name="P2"><text:span text:style-name="T2">$username</text:span><text:span text:style-name="T3"> = </text:span><text:span text:style-name="T4">"user_veb_apache"</text:span><text:span text:style-name="T3">; </text:span></text:p>
      <text:p text:style-name="P2"><text:span text:style-name="T2">$password</text:span><text:span text:style-name="T3"> = </text:span><text:span text:style-name="T4">"260019983"</text:span><text:span text:style-name="T3">;</text:span></text:p>
      <text:p text:style-name="P2"><text:span text:style-name="T2">$dbname</text:span><text:span text:style-name="T3"> = </text:span><text:span text:style-name="T4">"lab2"</text:span><text:span text:style-name="T3">;</text:span></text:p>
      <text:p text:style-name="P6"/>
      <text:p text:style-name="P4">// Create connection</text:p>
      <text:p text:style-name="P2"><text:span text:style-name="T2">$conn</text:span><text:span text:style-name="T3"> = </text:span><text:span text:style-name="T6">new</text:span><text:span text:style-name="T3"> </text:span><text:span text:style-name="T8">mysqli</text:span><text:span text:style-name="T3">(</text:span><text:span text:style-name="T2">$servername</text:span><text:span text:style-name="T3">, </text:span><text:span text:style-name="T2">$username</text:span><text:span text:style-name="T3">, </text:span><text:span text:style-name="T2">$password</text:span><text:span text:style-name="T3">, </text:span><text:span text:style-name="T2">$dbname</text:span><text:span text:style-name="T3">);</text:span></text:p>
      <text:p text:style-name="P6"/>
      <text:p text:style-name="P4">// Check connection</text:p>
      <text:p text:style-name="P2"><text:span text:style-name="T5">if</text:span><text:span text:style-name="T3"> (</text:span><text:span text:style-name="T2">$conn</text:span><text:span text:style-name="T3">-&gt;</text:span><text:span text:style-name="T2">connect_error</text:span><text:span text:style-name="T3">) {</text:span></text:p>
      <text:p text:style-name="P2"><text:span text:style-name="T5">die</text:span><text:span text:style-name="T3">(</text:span><text:span text:style-name="T4">"Connection failed: "</text:span><text:span text:style-name="T3"> . </text:span><text:span text:style-name="T2">$conn</text:span><text:span text:style-name="T3">-&gt;</text:span><text:span text:style-name="T2">connect_error</text:span><text:span text:style-name="T3">);</text:span></text:p>
      <text:p text:style-name="P5">}</text:p>
      <text:p text:style-name="P2"><text:span text:style-name="T2">$sql</text:span><text:span text:style-name="T3"> = </text:span><text:span text:style-name="T4">"</text:span><text:span text:style-name="T6">SELECT</text:span><text:span text:style-name="T4"> </text:span><text:span text:style-name="T3">*</text:span><text:span text:style-name="T4"> </text:span><text:span text:style-name="T6">FROM</text:span><text:span text:style-name="T4"> lab2"</text:span><text:span text:style-name="T3">;</text:span></text:p>
      <text:p text:style-name="P2"><text:span text:style-name="T2">$result</text:span><text:span text:style-name="T3"> = </text:span><text:span text:style-name="T2">$conn</text:span><text:span text:style-name="T3">-&gt;</text:span><text:span text:style-name="T9">query</text:span><text:span text:style-name="T3">(</text:span><text:span text:style-name="T2">$sql</text:span><text:span text:style-name="T3">);</text:span></text:p>
      <text:p text:style-name="P2"><text:span text:style-name="T5">if</text:span><text:span text:style-name="T3"> (</text:span><text:span text:style-name="T2">$result</text:span><text:span text:style-name="T3">-&gt;</text:span><text:span text:style-name="T2">num_rows</text:span><text:span text:style-name="T3"> &gt; </text:span><text:span text:style-name="T10">0</text:span><text:span text:style-name="T3">) {</text:span></text:p>
      <text:p text:style-name="P4">// Output data of each row</text:p>
      <text:p text:style-name="P2"><text:span text:style-name="T5">while</text:span><text:span text:style-name="T3">(</text:span><text:span text:style-name="T2">$row</text:span><text:span text:style-name="T3"> = </text:span><text:span text:style-name="T2">$result</text:span><text:span text:style-name="T3">-&gt;</text:span><text:span text:style-name="T9">fetch_assoc</text:span><text:span text:style-name="T3">()) {</text:span></text:p>
      <text:p text:style-name="P2"><text:span text:style-name="T9">echo</text:span><text:span text:style-name="T3"> </text:span><text:span text:style-name="T4">"name: "</text:span><text:span text:style-name="T3"> . </text:span><text:span text:style-name="T2">$row</text:span><text:span text:style-name="T3">[</text:span><text:span text:style-name="T4">"user_name"</text:span><text:span text:style-name="T3">]. </text:span><text:span text:style-name="T4">" - email: "</text:span><text:span text:style-name="T3"> . </text:span><text:span text:style-name="T2">$row</text:span><text:span text:style-name="T3">[</text:span><text:span text:style-name="T4">"email"</text:span><text:span text:style-name="T3">]. </text:span><text:span text:style-name="T4">" - age: "</text:span><text:span text:style-name="T3"> . </text:span><text:span text:style-name="T2">$row</text:span><text:span text:style-name="T3">[</text:span><text:span text:style-name="T4">"age"</text:span><text:span text:style-name="T3">]. </text:span><text:span text:style-name="T4">" - birthdate: "</text:span><text:span text:style-name="T3">. </text:span><text:span text:style-name="T2">$row</text:span><text:span text:style-name="T3">[</text:span><text:span text:style-name="T4">'birthdate'</text:span><text:span text:style-name="T3">]. </text:span><text:span text:style-name="T4">" - phone: "</text:span><text:span text:style-name="T3">. </text:span><text:span text:style-name="T2">$row</text:span><text:span text:style-name="T3">[</text:span><text:span text:style-name="T4">'phone'</text:span><text:span text:style-name="T3">]. </text:span><text:span text:style-name="T4">" - date: "</text:span><text:span text:style-name="T3">. </text:span><text:span text:style-name="T2">$row</text:span><text:span text:style-name="T3">[</text:span><text:span text:style-name="T4">'date'</text:span><text:span text:style-name="T3">] . </text:span><text:span text:style-name="T4">"&lt;br&gt;"</text:span><text:span text:style-name="T3">;</text:span></text:p>
      <text:p text:style-name="P5">}</text:p>
      <text:p text:style-name="P2"><text:span text:style-name="T3">} </text:span><text:span text:style-name="T5">else</text:span><text:span text:style-name="T3"> {</text:span></text:p>
      <text:p text:style-name="P2"><text:span text:style-name="T9">echo</text:span><text:span text:style-name="T3"> </text:span><text:span text:style-name="T4">"0 results"</text:span><text:span text:style-name="T3">;</text:span></text:p>
      <text:p text:style-name="P5">}</text:p>
      <text:p text:style-name="P2"><text:span text:style-name="T6">?&gt;</text:span></text:p>
      <text:p text:style-name="P2"><text:span text:style-name="T11">&lt;</text:span><text:span text:style-name="T6">script</text:span><text:span text:style-name="T3"> </text:span><text:span text:style-name="T2">src</text:span><text:span text:style-name="T3">=</text:span><text:span text:style-name="T4">"https://code.jquery.com/jquery-3.7.1.min.js"</text:span><text:span text:style-name="T11">&gt;&lt;/</text:span><text:span text:style-name="T6">script</text:span><text:span text:style-name="T11">&gt;</text:span></text:p>
      <text:p text:style-name="P4">&lt;!-- &lt;script src="script.js"&gt;&lt;/script&gt; --&gt;</text:p>
      <text:p text:style-name="P2"><text:span text:style-name="T11">&lt;/</text:span><text:span text:style-name="T6">body</text:span><text:span text:style-name="T11">&gt;</text:span></text:p>
      <text:p text:style-name="P2"><text:span text:style-name="T11">&lt;/</text:span><text:span text:style-name="T6">html</text:span><text:span text:style-name="T11">&gt;</text:span></text:p>
      <text:p text:style-name="P3"/>
      <text:p text:style-name="P7"><text:span text:style-name="T1">write_data.php<text:line-break/></text:span><text:span text:style-name="T7">&lt;?php</text:span></text:p>
      <text:p text:style-name="P2"><text:span text:style-name="T2">$host</text:span><text:span text:style-name="T3"> = </text:span><text:span text:style-name="T4">'localhost'</text:span><text:span text:style-name="T3">;</text:span></text:p>
      <text:p text:style-name="P2"><text:span text:style-name="T2">$db</text:span><text:span text:style-name="T3"> = </text:span><text:span text:style-name="T4">'lab2'</text:span><text:span text:style-name="T3">;</text:span></text:p>
      <text:p text:style-name="P2"><text:span text:style-name="T2">$user</text:span><text:span text:style-name="T3"> = </text:span><text:span text:style-name="T4">'user_veb_apache'</text:span><text:span text:style-name="T3">;</text:span></text:p>
      <text:p text:style-name="P2"><text:span text:style-name="T2">$pass</text:span><text:span text:style-name="T3"> = </text:span><text:span text:style-name="T4">'260019983'</text:span><text:span text:style-name="T3">;</text:span></text:p>
      <text:p text:style-name="P2"><text:span text:style-name="T2">$charset</text:span><text:span text:style-name="T3"> = </text:span><text:span text:style-name="T4">'utf8mb4'</text:span><text:span text:style-name="T3">;</text:span></text:p>
      <text:p text:style-name="P6"><text:soft-page-break/></text:p>
      <text:p text:style-name="P4">// 1. Получаем данные</text:p>
      <text:p text:style-name="P2"><text:span text:style-name="T2">$username</text:span><text:span text:style-name="T3"> = </text:span><text:span text:style-name="T2">$_POST</text:span><text:span text:style-name="T3">[</text:span><text:span text:style-name="T4">'name'</text:span><text:span text:style-name="T3">];</text:span></text:p>
      <text:p text:style-name="P2"><text:span text:style-name="T2">$email</text:span><text:span text:style-name="T3"> = </text:span><text:span text:style-name="T2">$_POST</text:span><text:span text:style-name="T3">[</text:span><text:span text:style-name="T4">'email'</text:span><text:span text:style-name="T3">];</text:span></text:p>
      <text:p text:style-name="P2"><text:span text:style-name="T2">$age</text:span><text:span text:style-name="T3"> = </text:span><text:span text:style-name="T2">$_POST</text:span><text:span text:style-name="T3">[</text:span><text:span text:style-name="T4">'age'</text:span><text:span text:style-name="T3">];</text:span></text:p>
      <text:p text:style-name="P2"><text:span text:style-name="T2">$birthdate</text:span><text:span text:style-name="T3">= </text:span><text:span text:style-name="T2">$_POST</text:span><text:span text:style-name="T3">[</text:span><text:span text:style-name="T4">'birthdate'</text:span><text:span text:style-name="T3">];</text:span></text:p>
      <text:p text:style-name="P2"><text:span text:style-name="T2">$phone</text:span><text:span text:style-name="T3"> = </text:span><text:span text:style-name="T2">$_POST</text:span><text:span text:style-name="T3">[</text:span><text:span text:style-name="T4">'phone'</text:span><text:span text:style-name="T3">];</text:span></text:p>
      <text:p text:style-name="P6"/>
      <text:p text:style-name="P4">// 2. Формируем дату </text:p>
      <text:p text:style-name="P2"><text:span text:style-name="T2">$current_date</text:span><text:span text:style-name="T3"> = </text:span><text:span text:style-name="T9">date</text:span><text:span text:style-name="T3">(</text:span><text:span text:style-name="T4">'Y-m-d'</text:span><text:span text:style-name="T3">); </text:span></text:p>
      <text:p text:style-name="P6"/>
      <text:p text:style-name="P4">// 3. Подключаемся </text:p>
      <text:p text:style-name="P2"><text:span text:style-name="T2">$conn</text:span><text:span text:style-name="T3"> = </text:span><text:span text:style-name="T9">mysqli_connect</text:span><text:span text:style-name="T3">(</text:span><text:span text:style-name="T2">$host</text:span><text:span text:style-name="T3">, </text:span><text:span text:style-name="T2">$user</text:span><text:span text:style-name="T3">, </text:span><text:span text:style-name="T2">$pass</text:span><text:span text:style-name="T3">, </text:span><text:span text:style-name="T2">$db</text:span><text:span text:style-name="T3">);</text:span></text:p>
      <text:p text:style-name="P6"/>
      <text:p text:style-name="P4">// Проверка подключения</text:p>
      <text:p text:style-name="P2"><text:span text:style-name="T5">if</text:span><text:span text:style-name="T3"> (!</text:span><text:span text:style-name="T2">$conn</text:span><text:span text:style-name="T3">) {</text:span></text:p>
      <text:p text:style-name="P2"><text:span text:style-name="T5">die</text:span><text:span text:style-name="T3">(</text:span><text:span text:style-name="T4">"Ошибка подключения: "</text:span><text:span text:style-name="T3"> . </text:span><text:span text:style-name="T9">mysqli_connect_error</text:span><text:span text:style-name="T3">());</text:span></text:p>
      <text:p text:style-name="P5">}</text:p>
      <text:p text:style-name="P6"/>
      <text:p text:style-name="P4">// 4. Составляем запрос</text:p>
      <text:p text:style-name="P2"><text:span text:style-name="T2">$sql</text:span><text:span text:style-name="T3"> = </text:span><text:span text:style-name="T4">"</text:span><text:span text:style-name="T6">INSERT INTO</text:span><text:span text:style-name="T4"> lab2 (user_name, email, age, birthdate, phone, </text:span><text:span text:style-name="T6">date</text:span><text:span text:style-name="T4">) </text:span></text:p>
      <text:p text:style-name="P2"><text:span text:style-name="T6">VALUES</text:span><text:span text:style-name="T4"> ('</text:span><text:span text:style-name="T2">$username</text:span><text:span text:style-name="T4">', '</text:span><text:span text:style-name="T2">$email</text:span><text:span text:style-name="T4">', </text:span><text:span text:style-name="T2">$age</text:span><text:span text:style-name="T4">, '</text:span><text:span text:style-name="T2">$birthdate</text:span><text:span text:style-name="T4">', '</text:span><text:span text:style-name="T2">$phone</text:span><text:span text:style-name="T4">', '</text:span><text:span text:style-name="T2">$current_date</text:span><text:span text:style-name="T4">')"</text:span><text:span text:style-name="T3">;</text:span></text:p>
      <text:p text:style-name="P6"/>
      <text:p text:style-name="P4">// 5. Выполняем запрос</text:p>
      <text:p text:style-name="P2"><text:span text:style-name="T5">if</text:span><text:span text:style-name="T3"> (</text:span><text:span text:style-name="T2">$conn</text:span><text:span text:style-name="T3">-&gt;</text:span><text:span text:style-name="T9">query</text:span><text:span text:style-name="T3">(</text:span><text:span text:style-name="T2">$sql</text:span><text:span text:style-name="T3">) === </text:span><text:span text:style-name="T6">TRUE</text:span><text:span text:style-name="T3">) {</text:span></text:p>
      <text:p text:style-name="P2"><text:span text:style-name="T9">header</text:span><text:span text:style-name="T3">(</text:span><text:span text:style-name="T4">'Location: /show_data.php'</text:span><text:span text:style-name="T3">);</text:span></text:p>
      <text:p text:style-name="P2"><text:span text:style-name="T5">exit</text:span><text:span text:style-name="T3">; </text:span></text:p>
      <text:p text:style-name="P2"><text:span text:style-name="T3">} </text:span><text:span text:style-name="T5">else</text:span><text:span text:style-name="T3"> {</text:span></text:p>
      <text:p text:style-name="P2"><text:span text:style-name="T9">echo</text:span><text:span text:style-name="T3"> </text:span><text:span text:style-name="T4">"Ошибка: "</text:span><text:span text:style-name="T3"> . </text:span><text:span text:style-name="T2">$sql</text:span><text:span text:style-name="T3"> . </text:span><text:span text:style-name="T4">"&lt;br&gt;"</text:span><text:span text:style-name="T3"> . </text:span><text:span text:style-name="T2">$conn</text:span><text:span text:style-name="T3">-&gt;</text:span><text:span text:style-name="T2">error</text:span><text:span text:style-name="T3">;</text:span></text:p>
      <text:p text:style-name="P5">}</text:p>
      <text:p text:style-name="P6"/>
      <text:p text:style-name="P2"><text:span text:style-name="T2">$conn</text:span><text:span text:style-name="T3">-&gt;</text:span><text:span text:style-name="T9">close</text:span><text:span text:style-name="T3">();</text:span></text:p>
      <text:p text:style-name="P2"><text:span text:style-name="T6">?&gt;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17:25:54.043632047</meta:creation-date>
    <dc:date>2026-03-29T17:37:12.455951693</dc:date>
    <meta:editing-duration>PT11M19S</meta:editing-duration>
    <meta:editing-cycles>1</meta:editing-cycles>
    <meta:document-statistic meta:table-count="0" meta:image-count="1" meta:object-count="0" meta:page-count="2" meta:paragraph-count="65" meta:word-count="252" meta:character-count="1853" meta:non-whitespace-character-count="1661"/>
    <meta:generator>LibreOffice/24.2.7.2$Linux_X86_64 LibreOffice_project/420$Build-2</meta:generator>
  </office:meta>
</office:document-meta>
</file>